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>
      <style:graphic-properties draw:stroke="dash" draw:stroke-dash="Fine_20_Dashe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Very_20_soft_20_gre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style:text-position="super 58%" fo:font-size="12pt" fo:font-weight="bold"/>
    </style:style>
    <style:style style:name="T3" style:family="text">
      <style:text-properties style:text-position="sub 58%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cm" svg:height="1cm" svg:x="0.758cm" svg:y="1.013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1cm" svg:height="1cm" svg:x="4.258cm" svg:y="1.013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758cm" svg:y1="1.513cm" svg:x2="4.258cm" svg:y2="1.513cm" draw:start-shape="id1" draw:start-glue-point="1" draw:end-shape="id2" draw:end-glue-point="3">
          <text:p/>
        </draw:connector>
        <draw:frame draw:style-name="gr3" draw:layer="layout" svg:width="2cm" svg:height="0.564cm" svg:x="1.858cm" svg:y="0.9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id="id3" draw:layer="layout" svg:width="1cm" svg:height="1cm" svg:x="7.758cm" svg:y="1.013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58cm" svg:y1="1.513cm" svg:x2="7.758cm" svg:y2="1.513cm" draw:start-shape="id2" draw:start-glue-point="1" draw:end-shape="id3" draw:end-glue-point="3">
          <text:p/>
        </draw:connector>
        <draw:frame draw:style-name="gr3" draw:layer="layout" svg:width="2.003cm" svg:height="0.56cm" svg:x="5.358cm" svg:y="0.9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 draw:id="id4">
          <draw:custom-shape draw:style-name="gr4" draw:text-style-name="P3" draw:layer="layout" svg:width="1cm" svg:height="1cm" svg:x="11.258cm" svg:y="1.013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798cm" svg:height="0.798cm" svg:x="11.359cm" svg:y="1.114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line" svg:x1="8.758cm" svg:y1="1.513cm" svg:x2="11.258cm" svg:y2="1.513cm" draw:start-shape="id3" draw:start-glue-point="1" draw:end-shape="id4" draw:end-glue-point="3">
          <text:p/>
        </draw:connector>
        <draw:frame draw:style-name="gr3" draw:layer="layout" svg:width="3.648cm" svg:height="1.537cm" svg:x="7.944cm" svg:y="0.9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4" draw:layer="layout" svg:width="1.023cm" svg:height="0.738cm" svg:x="-0.2cm" svg:y="-0.1cm">
          <draw:text-box>
            <text:p text:style-name="P4"><text:span text:style-name="T1">P1</text:span></text:p>
          </draw:text-box>
        </draw:frame>
        <draw:connector draw:style-name="gr2" draw:text-style-name="P2" draw:layer="layout" draw:type="curve" draw:line-skew="0.119cm" svg:x1="0.741cm" svg:y1="0.215cm" svg:x2="1.258cm" svg:y2="1.013cm" draw:end-shape="id1" draw:end-glue-point="0">
          <text:p/>
        </draw:connector>
        <draw:custom-shape draw:style-name="gr1" draw:text-style-name="P1" draw:id="id5" draw:layer="layout" svg:width="1cm" svg:height="1cm" svg:x="0.758cm" svg:y="3.645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1cm" svg:height="1cm" svg:x="4.258cm" svg:y="3.645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758cm" svg:y1="4.145cm" svg:x2="4.258cm" svg:y2="4.145cm" draw:start-shape="id5" draw:start-glue-point="1" draw:end-shape="id6" draw:end-glue-point="3">
          <text:p/>
        </draw:connector>
        <draw:frame draw:style-name="gr3" draw:layer="layout" svg:width="2cm" svg:height="0.564cm" svg:x="1.858cm" svg:y="3.5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id="id7" draw:layer="layout" svg:width="1cm" svg:height="1cm" svg:x="7.758cm" svg:y="3.645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58cm" svg:y1="4.145cm" svg:x2="7.758cm" svg:y2="4.145cm" draw:start-shape="id6" draw:start-glue-point="1" draw:end-shape="id7" draw:end-glue-point="3">
          <text:p/>
        </draw:connector>
        <draw:frame draw:style-name="gr3" draw:layer="layout" svg:width="2.003cm" svg:height="0.56cm" svg:x="5.358cm" svg:y="3.5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id="id8">
          <draw:custom-shape draw:style-name="gr7" draw:text-style-name="P3" draw:layer="layout" svg:width="1cm" svg:height="1cm" svg:x="11.258cm" svg:y="3.645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798cm" svg:height="0.798cm" svg:x="11.359cm" svg:y="3.746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line" svg:x1="8.758cm" svg:y1="4.145cm" svg:x2="11.258cm" svg:y2="4.145cm" draw:start-shape="id7" draw:start-glue-point="1" draw:end-shape="id8" draw:end-glue-point="3">
          <text:p/>
        </draw:connector>
        <draw:frame draw:style-name="gr6" draw:text-style-name="P4" draw:layer="layout" svg:width="1.023cm" svg:height="0.738cm" svg:x="-0.2cm" svg:y="2.332cm">
          <draw:text-box>
            <text:p text:style-name="P4"><text:span text:style-name="T1">P2</text:span></text:p>
          </draw:text-box>
        </draw:frame>
        <draw:connector draw:style-name="gr2" draw:text-style-name="P2" draw:layer="layout" draw:type="curve" draw:line-skew="0.119cm" svg:x1="0.741cm" svg:y1="2.847cm" svg:x2="1.258cm" svg:y2="3.645cm" draw:end-shape="id5" draw:end-glue-point="0">
          <text:p/>
        </draw:connector>
        <draw:custom-shape draw:style-name="gr1" draw:text-style-name="P1" draw:id="id9" draw:layer="layout" svg:width="1cm" svg:height="1cm" svg:x="0.758cm" svg:y="6.69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1cm" svg:height="1cm" svg:x="4.258cm" svg:y="6.69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758cm" svg:y1="7.19cm" svg:x2="4.258cm" svg:y2="7.19cm" draw:start-shape="id9" draw:start-glue-point="1" draw:end-shape="id10" draw:end-glue-point="3">
          <text:p/>
        </draw:connector>
        <draw:frame draw:style-name="gr3" draw:layer="layout" svg:width="2cm" svg:height="0.564cm" svg:x="1.858cm" svg:y="6.6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id="id11" draw:layer="layout" svg:width="1cm" svg:height="1cm" svg:x="7.758cm" svg:y="6.69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58cm" svg:y1="7.19cm" svg:x2="7.758cm" svg:y2="7.19cm" draw:start-shape="id10" draw:start-glue-point="1" draw:end-shape="id11" draw:end-glue-point="3">
          <text:p/>
        </draw:connector>
        <draw:frame draw:style-name="gr3" draw:layer="layout" svg:width="2.003cm" svg:height="0.56cm" svg:x="5.358cm" svg:y="6.6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draw:id="id12">
          <draw:custom-shape draw:style-name="gr9" draw:text-style-name="P3" draw:layer="layout" svg:width="1cm" svg:height="1cm" svg:x="11.258cm" svg:y="6.69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0.798cm" svg:height="0.798cm" svg:x="11.359cm" svg:y="6.791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line" svg:x1="8.758cm" svg:y1="7.19cm" svg:x2="11.258cm" svg:y2="7.19cm" draw:start-shape="id11" draw:start-glue-point="1" draw:end-shape="id12" draw:end-glue-point="3">
          <text:p/>
        </draw:connector>
        <draw:frame draw:style-name="gr3" draw:layer="layout" svg:width="5.253cm" svg:height="1.537cm" svg:x="7.166cm" svg:y="6.61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4" draw:layer="layout" svg:width="4.245cm" svg:height="0.886cm" svg:x="-0.2cm" svg:y="5.177cm">
          <draw:text-box>
            <text:p text:style-name="P4"><text:span text:style-name="T1">P2 ||</text:span><text:span text:style-name="T2">TD</text:span><text:span text:style-name="T1"> [P1 ||</text:span><text:span text:style-name="T2">TC</text:span><text:span text:style-name="T1"> P2]</text:span><text:span text:style-name="T3">P2</text:span></text:p>
          </draw:text-box>
        </draw:frame>
        <draw:connector draw:style-name="gr2" draw:text-style-name="P2" draw:layer="layout" draw:type="curve" draw:line-skew="0.119cm" svg:x1="0.741cm" svg:y1="5.892cm" svg:x2="1.258cm" svg:y2="6.69cm" draw:end-shape="id9" draw:end-glue-point="0">
          <text:p/>
        </draw:connector>
        <draw:custom-shape draw:style-name="gr1" draw:text-style-name="P1" draw:id="id13" draw:layer="layout" svg:width="1cm" svg:height="1cm" svg:x="0.758cm" svg:y="9.515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4" draw:layer="layout" svg:width="1cm" svg:height="1cm" svg:x="4.258cm" svg:y="9.515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758cm" svg:y1="10.015cm" svg:x2="4.258cm" svg:y2="10.015cm" draw:start-shape="id13" draw:start-glue-point="1" draw:end-shape="id14" draw:end-glue-point="3">
          <text:p/>
        </draw:connector>
        <draw:frame draw:style-name="gr3" draw:layer="layout" svg:width="2cm" svg:height="0.564cm" svg:x="1.858cm" svg:y="9.45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" draw:text-style-name="P1" draw:id="id15" draw:layer="layout" svg:width="1cm" svg:height="1cm" svg:x="7.758cm" svg:y="9.515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258cm" svg:y1="10.015cm" svg:x2="7.758cm" svg:y2="10.015cm" draw:start-shape="id14" draw:start-glue-point="1" draw:end-shape="id15" draw:end-glue-point="3">
          <text:p/>
        </draw:connector>
        <draw:frame draw:style-name="gr3" draw:layer="layout" svg:width="2.003cm" svg:height="0.56cm" svg:x="5.358cm" svg:y="9.45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 draw:id="id16">
          <draw:custom-shape draw:style-name="gr11" draw:text-style-name="P3" draw:layer="layout" svg:width="1cm" svg:height="1cm" svg:x="11.258cm" svg:y="9.515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0.798cm" svg:height="0.798cm" svg:x="11.359cm" svg:y="9.616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line" svg:x1="8.758cm" svg:y1="10.015cm" svg:x2="11.258cm" svg:y2="10.015cm" draw:start-shape="id15" draw:start-glue-point="1" draw:end-shape="id16" draw:end-glue-point="3">
          <text:p/>
        </draw:connector>
        <draw:frame draw:style-name="gr3" draw:layer="layout" svg:width="2.019cm" svg:height="0.556cm" svg:x="8.888cm" svg:y="9.4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4" draw:layer="layout" svg:width="1.023cm" svg:height="0.738cm" svg:x="-0.2cm" svg:y="8.202cm">
          <draw:text-box>
            <text:p text:style-name="P4"><text:span text:style-name="T1">P3</text:span></text:p>
          </draw:text-box>
        </draw:frame>
        <draw:connector draw:style-name="gr2" draw:text-style-name="P2" draw:layer="layout" draw:type="curve" draw:line-skew="0.119cm" svg:x1="0.741cm" svg:y1="8.717cm" svg:x2="1.258cm" svg:y2="9.515cm" draw:end-shape="id13" draw:end-glue-point="0">
          <text:p/>
        </draw:connector>
        <draw:g draw:id="id17">
          <draw:custom-shape draw:style-name="gr13" draw:text-style-name="P3" draw:layer="layout" svg:width="1cm" svg:height="1cm" svg:x="11.258cm" svg:y="10.719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3" draw:layer="layout" svg:width="0.798cm" svg:height="0.798cm" svg:x="11.359cm" svg:y="10.82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5" draw:text-style-name="P2" draw:layer="layout" draw:type="curve" svg:x1="8.258cm" svg:y1="10.515cm" svg:x2="11.258cm" svg:y2="11.219cm" draw:start-shape="id15" draw:start-glue-point="2" draw:end-shape="id17" draw:end-glue-point="3">
          <text:p/>
        </draw:connector>
        <draw:frame draw:style-name="gr3" draw:layer="layout" svg:width="3.531cm" svg:height="1.047cm" svg:x="7.004cm" svg:y="10.67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1" draw:id="id18" draw:layer="layout" svg:width="1cm" svg:height="1cm" svg:x="0.758cm" svg:y="15.906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9" draw:layer="layout" svg:width="1cm" svg:height="1cm" svg:x="4.258cm" svg:y="15.906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758cm" svg:y1="16.406cm" svg:x2="4.258cm" svg:y2="16.406cm" draw:start-shape="id18" draw:start-glue-point="1" draw:end-shape="id19" draw:end-glue-point="3">
          <text:p/>
        </draw:connector>
        <draw:frame draw:style-name="gr3" draw:layer="layout" svg:width="2cm" svg:height="0.564cm" svg:x="1.858cm" svg:y="15.83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" draw:text-style-name="P2" draw:layer="layout" draw:type="line" svg:x1="5.258cm" svg:y1="16.406cm" svg:x2="7.758cm" svg:y2="16.396cm" draw:start-shape="id19" draw:start-glue-point="1">
          <text:p/>
        </draw:connector>
        <draw:frame draw:style-name="gr3" draw:layer="layout" svg:width="2.003cm" svg:height="0.56cm" svg:x="5.358cm" svg:y="15.83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4" draw:layer="layout" svg:width="2.293cm" svg:height="0.749cm" svg:x="-0.2cm" svg:y="14.383cm">
          <draw:text-box>
            <text:p text:style-name="P4"><text:span text:style-name="T1">P3 ||</text:span><text:span text:style-name="T2">TD </text:span><text:span text:style-name="T1">P4</text:span></text:p>
          </draw:text-box>
        </draw:frame>
        <draw:connector draw:style-name="gr2" draw:text-style-name="P2" draw:layer="layout" draw:type="curve" draw:line-skew="0.119cm" svg:x1="0.741cm" svg:y1="15.098cm" svg:x2="1.258cm" svg:y2="15.906cm" draw:end-shape="id18" draw:end-glue-point="0">
          <text:p/>
        </draw:connector>
        <draw:custom-shape draw:style-name="gr1" draw:text-style-name="P1" draw:id="id20" draw:layer="layout" svg:width="1cm" svg:height="1cm" svg:x="7.718cm" svg:y="15.906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custom-shape draw:style-name="gr16" draw:text-style-name="P3" draw:layer="layout" svg:width="1cm" svg:height="1cm" svg:x="11.218cm" svg:y="15.906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798cm" svg:height="0.798cm" svg:x="11.319cm" svg:y="16.007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" draw:text-style-name="P2" draw:layer="layout" draw:type="line" svg:x1="8.718cm" svg:y1="16.406cm" svg:x2="11.218cm" svg:y2="16.406cm" draw:start-shape="id20" draw:start-glue-point="1" draw:end-shape="id21" draw:end-glue-point="3">
          <text:p/>
        </draw:connector>
        <draw:frame draw:style-name="gr3" draw:layer="layout" svg:width="3.436cm" svg:height="1.046cm" svg:x="8.083cm" svg:y="15.32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" draw:text-style-name="P1" draw:id="id22" draw:layer="layout" svg:width="1cm" svg:height="1cm" svg:x="0.758cm" svg:y="12.842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3" draw:layer="layout" svg:width="1cm" svg:height="1cm" svg:x="4.258cm" svg:y="12.842cm">
          <text:p/>
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.758cm" svg:y1="13.342cm" svg:x2="4.258cm" svg:y2="13.342cm" draw:start-shape="id22" draw:start-glue-point="1" draw:end-shape="id23" draw:end-glue-point="3">
          <text:p/>
        </draw:connector>
        <draw:frame draw:style-name="gr3" draw:layer="layout" svg:width="2cm" svg:height="0.564cm" svg:x="1.858cm" svg:y="12.75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2" draw:text-style-name="P2" draw:layer="layout" draw:type="line" svg:x1="5.258cm" svg:y1="13.342cm" svg:x2="7.771cm" svg:y2="13.342cm" draw:start-shape="id23" draw:start-glue-point="1" draw:end-shape="id24" draw:end-glue-point="3">
          <text:p/>
        </draw:connector>
        <draw:frame draw:style-name="gr3" draw:layer="layout" svg:width="2.003cm" svg:height="0.56cm" svg:x="5.358cm" svg:y="12.76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4" draw:layer="layout" svg:width="1.023cm" svg:height="0.738cm" svg:x="-0.2cm" svg:y="11.508cm">
          <draw:text-box>
            <text:p text:style-name="P4"><text:span text:style-name="T1">P4</text:span></text:p>
          </draw:text-box>
        </draw:frame>
        <draw:connector draw:style-name="gr2" draw:text-style-name="P2" draw:layer="layout" draw:type="curve" draw:line-skew="0.119cm" svg:x1="0.741cm" svg:y1="12.023cm" svg:x2="1.258cm" svg:y2="12.842cm" draw:end-shape="id22" draw:end-glue-point="0">
          <text:p/>
        </draw:connector>
        <draw:g draw:id="id24">
          <draw:custom-shape draw:style-name="gr18" draw:text-style-name="P3" draw:layer="layout" svg:width="1cm" svg:height="1cm" svg:x="7.771cm" svg:y="12.842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" draw:layer="layout" svg:width="0.798cm" svg:height="0.798cm" svg:x="7.872cm" svg:y="12.943cm">
            <text:p/>
            <draw:enhanced-geometry svg:viewBox="0 0 21600 21600" draw:path-stretchpoint-x="10800" draw:path-stretchpoint-y="10800" draw:text-areas="?f3 ?f4 ?f5 ?f6" draw:type="round-rectangle" draw:modifiers="4811.988011988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layer="layout" svg:width="3.656cm" svg:height="1.537cm" svg:x="8.005cm" svg:y="3.567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1cm" draw:dots2="1" draw:dots2-length="0.51cm" draw:distance="0.2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cm" fo:page-height="1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6-04-21T08:15:04</meta:creation-date>
    <dc:creator>Julien Ponge</dc:creator>
    <dc:date>2008-03-26T15:09:41</dc:date>
    <meta:print-date>2007-03-22T18:01:00</meta:print-date>
    <meta:editing-cycles>66</meta:editing-cycles>
    <meta:editing-duration>PT6H24M15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>a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1:~a({}-{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~a({}+{}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~b({}-{}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3</math:mn>
      </math:msub>
      <math:mi>:</math:mi>
      <math:mi/>
      <math:mi>d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3:~d({}+{}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4</math:mn>
            </math:msub>
            <math:mi>:</math:mi>
            <math:mi/>
            <math:mo math:stretchy="false">ε</math:mo>
          </math:mrow>
        </math:mrow>
      </math:mtr>
      <math:mtr>
        <math:mrow>
          <math:mstyle math:fontstyle="normal">
            <math:mrow>
              <math:mrow>
                <math:mi math:fontstyle="normal">M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i math:fontstyle="italic">T2</math:mi>
              <math:mo math:stretchy="false">=</math:mo>
              <math:mn>5</math:mn>
            </math:mrow>
            <math:mo math:stretchy="false">)</math:mo>
          </math:mrow>
        </math:mrow>
      </math:mtr>
    </math:mtable>
    <math:annotation math:encoding="StarMath 5.0">alignl
T_4:~%epsilon newline
nitalic {M-Invoke}(T2 = 5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~a({}+{}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~b({}-{}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i math:fontstyle="italic">T2</math:mi>
              <math:mo math:stretchy="false">&lt;</math:mo>
              <math:mn>5</math:mn>
            </math:mrow>
            <math:mo math:stretchy="false">)</math:mo>
          </math:mrow>
        </math:mrow>
      </math:mtr>
      <math:mtr>
        <math:mrow>
          <math:msub>
            <math:mi>T</math:mi>
            <math:mn>3</math:mn>
          </math:msub>
          <math:mi>:</math:mi>
          <math:mi/>
          <math:mi>d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</math:mtable>
    <math:annotation math:encoding="StarMath 5.0">nitalic {C-Invoke}(T2 &lt; 5) newline
T_3:~d({}+{}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~a({}+{}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~b({}-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>b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2:~b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~a({}+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~b({}-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i>:</math:mi>
          <math:mi/>
          <math:mi>c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  <math:mtr/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i math:fontstyle="italic">T2</math:mi>
              <math:mo math:stretchy="false">&lt;</math:mo>
              <math:mn>10</math:mn>
            </math:mrow>
            <math:mo math:stretchy="false">)</math:mo>
          </math:mrow>
        </math:mrow>
      </math:mtr>
    </math:mtable>
    <math:annotation math:encoding="StarMath 5.0">T_3:~c({}+{}) newline newline

nitalic {C-Invoke}(T2 &lt; 10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i>:</math:mi>
          <math:mi/>
          <math:mi>c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</math:mrow>
      </math:mtr>
      <math:mtr/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i math:fontstyle="italic">T2</math:mi>
              <math:mo math:stretchy="false">&lt;</math:mo>
              <math:mn>20</math:mn>
            </math:mrow>
            <math:mo math:stretchy="false">)</math:mo>
          </math:mrow>
        </math:mrow>
      </math:mtr>
    </math:mtable>
    <math:annotation math:encoding="StarMath 5.0">T_3:~c({}-{}) newline newline

nitalic {C-Invoke}(T2 &lt; 20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/>
      <math:mi>a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T_1:~a({}+{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/>
      <math:mi>b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T_2:~b({}-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i>:</math:mi>
          <math:mi/>
          <math:mi>c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</math:mrow>
      </math:mtr>
      <math:mtr/>
      <math:mtr>
        <math:mrow>
          <math:mstyle math:fontstyle="normal">
            <math:mrow>
              <math:mrow>
                <math:mi math:fontstyle="normal">C</math:mi>
                <math:mo math:stretchy="false">−</math:mo>
                <math:mi>Invoke</math:mi>
              </math:mrow>
            </math:mrow>
          </math:mstyle>
          <math:mrow>
            <math:mo math:stretchy="false">(</math:mo>
            <math:mrow>
              <math:mrow>
                <math:mi math:fontstyle="italic">T2</math:mi>
                <math:mo math:stretchy="false">≥</math:mo>
                <math:mrow>
                  <math:mn>10</math:mn>
                  <math:mo math:stretchy="false">∧</math:mo>
                  <math:mi math:fontstyle="italic">T2</math:mi>
                </math:mrow>
              </math:mrow>
              <math:mo math:stretchy="false">&lt;</math:mo>
              <math:mn>20</math:mn>
            </math:mrow>
            <math:mo math:stretchy="false">)</math:mo>
          </math:mrow>
        </math:mrow>
      </math:mtr>
    </math:mtable>
    <math:annotation math:encoding="StarMath 5.0">T_3:~c({}+{}) newline newline

nitalic {C-Invoke}(T2 &gt;= 10 &amp; T2 &lt; 20)</math:annotation>
  </math:semantics>
</math:math>
</file>